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incho" svg:font-family="Mincho" style:font-pitch="variable"/>
    <style:font-face style:name="Albany" svg:font-family="Albany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s ouviu passos silenciosos atrás deld. Isso não estava certo. Quem poderia estar lhe seguindo a esta horat da noite e nesta parte isolada dpa cidade?</text:p>
      <text:p text:style-name="Standard"/>
      <text:p text:style-name="Standard">Els ouviu passos silenciosos atrás deld. Isso não estava certo. Quem poderia estar lhe seguindo a esta horat da noite e nesta parte isolada dpa cidade?</text:p>
      <text:p text:style-name="Standard"/>
      <text:p text:style-name="Standard">Els ouviu passos silenciosos atrás deld. Isso não estava certo. Quem poderia estar lhe seguindo a esta horat da noite e nesta parte isolada dpa cidad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ucidasans1" svg:font-family="Lucidasans"/>
    <style:font-face style:name="Andale Sans UI" svg:font-family="'Andale Sans UI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Mincho" svg:font-family="Mincho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4-01-21T10:58:01</meta:creation-date>
    <dc:creator>Helge Delfs</dc:creator>
    <dc:date>2004-01-21T11:00:00</dc:date>
    <dc:language>pt-BR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78" meta:character-count="453"/>
  </office:meta>
</office:document-meta>
</file>